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b7d9" officeooo:paragraph-rsid="0004b7d9"/>
    </style:style>
    <style:style style:name="P2" style:family="paragraph" style:parent-style-name="Standard" style:list-style-name="L1">
      <style:text-properties style:text-line-through-style="solid" style:text-line-through-type="single" style:font-name="Liberation Sans" officeooo:rsid="0004b7d9" officeooo:paragraph-rsid="0004b7d9"/>
    </style:style>
    <style:style style:name="P3" style:family="paragraph" style:parent-style-name="Standard" style:list-style-name="L1">
      <style:text-properties style:text-line-through-style="solid" style:text-line-through-type="single" style:font-name="Liberation Sans" officeooo:rsid="000542b7" officeooo:paragraph-rsid="000542b7"/>
    </style:style>
    <style:style style:name="P4" style:family="paragraph" style:parent-style-name="Standard" style:list-style-name="L1">
      <style:text-properties style:text-line-through-style="solid" style:text-line-through-type="single" style:font-name="Liberation Sans" officeooo:rsid="00062604" officeooo:paragraph-rsid="00062604"/>
    </style:style>
    <style:style style:name="P5" style:family="paragraph" style:parent-style-name="Standard" style:list-style-name="L1">
      <style:text-properties style:text-line-through-style="solid" style:text-line-through-type="single" style:font-name="Liberation Sans" officeooo:rsid="00077892" officeooo:paragraph-rsid="00077892"/>
    </style:style>
    <style:style style:name="P6" style:family="paragraph" style:parent-style-name="Standard" style:list-style-name="L1">
      <style:text-properties style:text-line-through-style="solid" style:text-line-through-type="single" style:font-name="Liberation Sans" officeooo:rsid="00092a36" officeooo:paragraph-rsid="00092a36"/>
    </style:style>
    <style:style style:name="P7" style:family="paragraph" style:parent-style-name="Standard" style:list-style-name="L1">
      <style:text-properties style:text-line-through-style="solid" style:text-line-through-type="single" style:font-name="Liberation Sans" officeooo:rsid="00129a06" officeooo:paragraph-rsid="00129a06"/>
    </style:style>
    <style:style style:name="P8" style:family="paragraph" style:parent-style-name="Standard" style:list-style-name="L1">
      <style:text-properties style:font-name="Liberation Sans" officeooo:rsid="00064b98" officeooo:paragraph-rsid="00064b98"/>
    </style:style>
    <style:style style:name="P9" style:family="paragraph" style:parent-style-name="Standard" style:list-style-name="L1">
      <style:text-properties style:font-name="Liberation Sans" officeooo:rsid="00144276" officeooo:paragraph-rsid="00144276"/>
    </style:style>
    <style:style style:name="P10" style:family="paragraph" style:parent-style-name="Standard" style:list-style-name="L1">
      <style:text-properties style:font-name="Liberation Sans" officeooo:rsid="00099def" officeooo:paragraph-rsid="00099def"/>
    </style:style>
    <style:style style:name="P11" style:family="paragraph" style:parent-style-name="Standard" style:list-style-name="L1">
      <style:text-properties style:font-name="Liberation Sans" officeooo:rsid="000b8cb5" officeooo:paragraph-rsid="000b8cb5"/>
    </style:style>
    <style:style style:name="T1" style:family="text">
      <style:text-properties officeooo:rsid="00054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iable Product</text:p>
      <text:p text:style-name="P1"/>
      <text:p text:style-name="P1">What I still need to do</text:p>
      <text:list xml:id="list164559580" text:style-name="L1">
        <text:list-item>
          <text:p text:style-name="P2">Update DB when a trailer is rated, <text:span text:style-name="T1">either deleting if the rating is zero or adding a rating if it’s 1-3</text:span></text:p>
        </text:list-item>
        <text:list-item>
          <text:p text:style-name="P3">Allow a trailer to be ‘unrated’</text:p>
        </text:list-item>
        <text:list-item>
          <text:p text:style-name="P4">Create a schema for trailers that have been rejected so thtat they don’t get redownloaded</text:p>
        </text:list-item>
        <text:list-item>
          <text:p text:style-name="P8">Ability to import existing data from our spreadsheet</text:p>
        </text:list-item>
        <text:list-item>
          <text:p text:style-name="P5">Remove the sensitive string from the code and replace it with an environmental variable</text:p>
        </text:list-item>
        <text:list-item>
          <text:p text:style-name="P5">Allow the program to download new trailer information from the RSS feed</text:p>
        </text:list-item>
        <text:list-item>
          <text:p text:style-name="P6">Refactor code to make it easier to read</text:p>
        </text:list-item>
        <text:list-item>
          <text:p text:style-name="P7">Implement checks to make sure we don’t download duplicate trailers or trailers we’ve already watched and deleted as not interested</text:p>
        </text:list-item>
        <text:list-item>
          <text:p text:style-name="P9">Make it pretty</text:p>
        </text:list-item>
        <text:list-item>
          <text:p text:style-name="P10">Deploy the project to Heroku</text:p>
        </text:list-item>
        <text:list-item>
          <text:p text:style-name="P11">Clone the project for the portfol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05:21.964642158</meta:creation-date>
    <dc:date>2020-02-08T14:25:21.139747207</dc:date>
    <meta:editing-duration>PT5H17M2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38" meta:character-count="735" meta:non-whitespace-character-count="621"/>
  </office:meta>
</office:document-meta>
</file>